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7900000281D77650A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18.06mm" svg:y="-13.14mm" svg:width="65mm" svg:height="36.37mm" draw:z-index="0"><draw:image xlink:href="Pictures/100000000000047900000281D77650A7.png" xlink:type="simple" xlink:show="embed" xlink:actuate="onLoad" draw:mime-type="image/png"/></draw:frame><draw:frame draw:style-name="fr1" draw:name="Image1 Copy 1" text:anchor-type="char" svg:x="49.14mm" svg:y="-12.79mm" svg:width="65mm" svg:height="36.37mm" draw:z-index="1"><draw:image xlink:href="Pictures/100000000000047900000281D77650A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loext:tab-stop-distance="0m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48.01mm" fo:page-height="210.01mm" style:num-format="1" style:print-orientation="portrait" fo:margin-top="20mm" fo:margin-bottom="20mm" fo:margin-left="20mm" fo:margin-right="20mm" style:writing-mode="lr-tb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6T14:39:05.789302700</meta:creation-date>
    <dc:date>2025-10-06T14:46:01.040504400</dc:date>
    <meta:editing-duration>PT6M55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25.2.5.2$Windows_X86_64 LibreOffice_project/03d19516eb2e1dd5d4ccd751a0d6f35f35e08022</meta:generator>
  </office:meta>
</office:document-meta>
</file>